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391cm" svg:height="0.395cm" svg:x="19.5cm" svg:y="0.5cm">
          <draw:text-box>
            <text:p><text:span text:style-name="T1">10</text:span></text:p>
          </draw:text-box>
        </draw:frame>
        <draw:frame draw:style-name="gr2" draw:text-style-name="P2" draw:layer="layout" svg:width="0.159cm" svg:height="0.319cm" svg:x="19.101cm" svg:y="0.501cm">
          <draw:text-box>
            <text:p><text:span text:style-name="T2">8</text:span></text:p>
          </draw:text-box>
        </draw:frame>
        <draw:frame draw:style-name="gr3" draw:text-style-name="P1" draw:layer="layout" svg:width="1.666cm" svg:height="0.395cm" svg:x="17.002cm" svg:y="1.202cm">
          <draw:text-box>
            <text:p><text:span text:style-name="T1">(A,T; G, C)</text:span></text:p>
          </draw:text-box>
        </draw:frame>
        <draw:g>
          <svg:title>TexMaths</svg:title>
          <svg:desc>10§display§k \!=\! 4:§svg§600§TRUE§</svg:desc>
          <draw:g>
            <draw:path draw:style-name="gr4" draw:text-style-name="P3" draw:layer="layout" svg:width="0.158cm" svg:height="0.245cm" svg:x="1.3cm" svg:y="1.28cm" svg:viewBox="0 0 159 246" svg:d="M81 4c-1-1 0-4-4-4-8 0-34 3-43 4-3 0-7 0-7 7 0 4 4 4 9 4 17 0 17 2 17 6 0 2-1 5-1 7-17 67-34 133-51 200-1 5-1 6-1 8 0 8 7 10 10 10 5 0 10-3 12-7s18-68 20-77c12 1 40 7 40 30 0 2 0 4-1 7 0 4-1 8-1 12 0 21 14 35 32 35 11 0 20-6 28-19 9-15 13-34 13-35 0-3-3-3-5-3-3 0-3 1-4 6-7 25-16 43-31 43-7 0-11-4-11-16 0-6 1-14 3-20 1-6 1-7 1-11 0-22-22-33-52-36 11-7 22-18 30-26 17-18 33-33 50-33 3 0 3 0 4 0 4 1 4 1 7 3 1 1 1 1 1 2-16 1-20 14-20 18 0 5 4 12 14 12 9 0 19-8 19-21 0-10-8-22-24-22-10 0-26 3-51 31-12 12-26 26-39 32 12-49 24-98 36-147z">
              <text:p/>
            </draw:path>
            <draw:path draw:style-name="gr4" draw:text-style-name="P3" draw:layer="layout" svg:width="0.233cm" svg:height="0.081cm" svg:x="1.533cm" svg:y="1.39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55cm" svg:height="0.235cm" svg:x="1.834cm" svg:y="1.286cm" svg:viewBox="0 0 156 236" svg:d="M94 178c0 11 0 21 0 31 0 12-1 16-27 16-2 0-5 0-7 0 0 4 0 7 0 11 14-1 32-1 47-1s33 0 48 1c0-4 0-7 0-11-3 0-6 0-8 0-25 0-26-4-26-16 0-10 0-20 0-31 12 0 23 0 35 0 0-3 0-7 0-11-12 0-23 0-35 0 0-52 0-105 0-158 0-7 0-9-6-9-3 0-4 0-7 4-36 54-72 109-108 163 0 4 0 8 0 11 31 0 63 0 94 0zM96 167c-29 0-57 0-86 0 29-43 57-86 86-129 0 43 0 86 0 129z">
              <text:p/>
            </draw:path>
            <draw:path draw:style-name="gr4" draw:text-style-name="P3" draw:layer="layout" svg:width="0.036cm" svg:height="0.149cm" svg:x="2.128cm" svg:y="1.372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1" draw:text-style-name="P1" draw:layer="layout" svg:width="1.018cm" svg:height="1.971cm" svg:x="1.501cm" svg:y="2.001cm">
          <draw:text-box>
            <text:p><text:span text:style-name="T1">(0004)</text:span></text:p>
            <text:p><text:span text:style-name="T1">(0013)</text:span></text:p>
            <text:p><text:span text:style-name="T1">(0022)</text:span></text:p>
            <text:p><text:span text:style-name="T1">(0031)</text:span></text:p>
            <text:p><text:span text:style-name="T1">(0040)</text:span></text:p>
          </draw:text-box>
        </draw:frame>
        <draw:frame draw:style-name="gr1" draw:text-style-name="P1" draw:layer="layout" svg:width="1.018cm" svg:height="1.971cm" svg:x="1.501cm" svg:y="4.102cm">
          <draw:text-box>
            <text:p><text:span text:style-name="T1">(0400)</text:span></text:p>
            <text:p><text:span text:style-name="T1">(1300)</text:span></text:p>
            <text:p><text:span text:style-name="T1">(2200)</text:span></text:p>
            <text:p><text:span text:style-name="T1">(3100)</text:span></text:p>
            <text:p><text:span text:style-name="T1">(4000)</text:span></text:p>
          </draw:text-box>
        </draw:frame>
        <draw:frame draw:style-name="gr1" draw:text-style-name="P1" draw:layer="layout" svg:width="1.441cm" svg:height="0.395cm" svg:x="1.301cm" svg:y="1.601cm">
          <draw:text-box>
            <text:p><text:span text:style-name="T1">alphabet:</text:span></text:p>
          </draw:text-box>
        </draw:frame>
        <draw:g>
          <svg:title>TexMaths</svg:title>
          <svg:desc>10§display§\Phi_4^{\rm GC}§svg§600§TRUE§</svg:desc>
          <draw:g>
            <draw:path draw:style-name="gr4" draw:text-style-name="P3" draw:layer="layout" svg:width="0.213cm" svg:height="0.237cm" svg:x="2.778cm" svg:y="2.869cm" svg:viewBox="0 0 214 238" svg:d="M121 192c54-4 93-37 93-72 0-37-40-69-93-73 0-6 0-13 0-19 0-12 0-17 33-17 3 0 7 0 11 0 0-4 0-7 0-11-12 1-45 1-59 1-15 0-47 0-59-1 0 4 0 7 0 11 4 0 7 0 11 0 33 0 33 4 33 17 0 6 0 13 0 19-53 5-91 38-91 72 0 36 39 68 91 73 0 6 0 13 0 20 0 10 0 15-33 15-4 0-7 0-11 0 0 4 0 8 0 11 12-1 44-1 59-1 14 0 47 0 59 1 0-3 0-7 0-11-4 0-8 0-11 0-33 0-33-4-33-15 0-7 0-14 0-20zM91 184c-49-7-56-43-56-64 0-18 4-58 56-65 0 43 0 86 0 129zM121 55c48 6 58 38 58 64 0 21-5 59-58 65 0-43 0-86 0-129z">
              <text:p/>
            </draw:path>
            <draw:path draw:style-name="gr4" draw:text-style-name="P3" draw:layer="layout" svg:width="0.184cm" svg:height="0.176cm" svg:x="3.029cm" svg:y="2.791cm" svg:viewBox="0 0 185 177" svg:d="M166 125c0-11 2-11 19-11 0-3 0-6 0-9-2 0-20 1-32 1-13 0-32 0-44-1 0 3 0 6 0 9 3 0 6 0 9 0 25 0 25 3 25 11 0 5 0 10 0 16 0 5 0 15-14 22-12 6-26 6-29 6-28 0-74-16-74-80 0-66 47-80 71-80s54 16 60 58c1 3 3 3 5 3 4 0 4-1 4-6 0-19 0-38 0-57 0-5 0-7-3-7-1 0-3 0-5 3-5 6-9 13-13 19-12-12-29-22-51-22-51 0-94 40-94 89 0 48 42 88 95 88 13 0 41-2 52-19 4 6 14 15 16 15 3 0 3-3 3-7 0-14 0-28 0-41z">
              <text:p/>
            </draw:path>
            <draw:path draw:style-name="gr4" draw:text-style-name="P3" draw:layer="layout" svg:width="0.165cm" svg:height="0.176cm" svg:x="3.245cm" svg:y="2.791cm" svg:viewBox="0 0 166 177" svg:d="M166 7c0-5 0-7-4-7-1 0-2 0-4 3-5 6-9 13-13 19-10-11-27-22-51-22-51 0-94 40-94 89s43 88 94 88c44 0 72-32 72-62 0-3 0-4-4-4-2 0-4 0-5 3-2 39-35 55-59 55-27 0-71-16-71-80 0-66 47-80 70-80 25 0 54 16 60 58 0 3 3 3 4 3 5 0 5-1 5-6 0-19 0-38 0-57z">
              <text:p/>
            </draw:path>
            <draw:path draw:style-name="gr4" draw:text-style-name="P3" draw:layer="layout" svg:width="0.119cm" svg:height="0.164cm" svg:x="3.022cm" svg:y="3.029cm" svg:viewBox="0 0 120 165" svg:d="M120 125c0-3 0-6 0-9-9 0-18 0-27 0 0-37 0-73 0-110 0-5 0-6-6-6-3 0-4 0-6 3-27 38-54 75-81 113 0 3 0 6 0 9 24 0 48 0 72 0 0 6 0 13 0 20 0 8 0 11-20 11-2 0-5 0-7 0 0 3 0 6 0 9 13-1 28-1 37-1s25 0 37 1c0-3 0-6 0-9-2 0-4 0-6 0-20 0-20-3-20-11 0-7 0-14 0-20 9 0 18 0 27 0zM73 26c0 30 0 60 0 90-21 0-43 0-64 0 21-30 43-60 64-90z">
              <text:p/>
            </draw:path>
          </draw:g>
        </draw:g>
        <draw:polyline draw:style-name="gr5" draw:text-style-name="P4" draw:layer="layout" svg:width="0.099cm" svg:height="1.799cm" svg:x="2.6cm" svg:y="2.1cm" svg:viewBox="0 0 100 1800" draw:points="0,0 100,0 100,1800 0,1800">
          <text:p/>
        </draw:polyline>
        <draw:polyline draw:style-name="gr5" draw:text-style-name="P4" draw:layer="layout" svg:width="0.099cm" svg:height="1.799cm" svg:x="2.6cm" svg:y="4.2cm" svg:viewBox="0 0 100 1800" draw:points="0,0 100,0 100,1800 0,1800">
          <text:p/>
        </draw:polyline>
        <draw:g>
          <svg:title>TexMaths</svg:title>
          <svg:desc>10§display§\Phi_4^{\rm AT}§svg§600§TRUE§</svg:desc>
          <draw:g>
            <draw:path draw:style-name="gr4" draw:text-style-name="P3" draw:layer="layout" svg:width="0.213cm" svg:height="0.237cm" svg:x="2.779cm" svg:y="4.873cm" svg:viewBox="0 0 214 238" svg:d="M121 192c54-4 93-37 93-73s-40-68-93-72c0-7 0-13 0-20 0-12 0-17 33-17 4 0 8 0 12 0 0-3 0-7 0-10-13 1-46 1-60 1-15 0-47 0-59-1 0 3 0 7 0 10 4 0 7 0 11 0 33 0 33 5 33 17 0 7 0 13 0 20-53 5-91 37-91 72 0 36 39 67 91 73 0 6 0 12 0 19 0 11 0 16-33 16-4 0-7 0-11 0 0 4 0 8 0 11 12-1 44-1 59-1 14 0 47 0 60 1 0-3 0-7 0-11-4 0-8 0-12 0-33 0-33-4-33-16 0-7 0-13 0-19zM91 184c-49-7-56-43-56-65 0-18 4-57 56-64 0 43 0 86 0 129zM121 55c48 5 58 37 58 64 0 21-5 59-58 65 0-43 0-86 0-129z">
              <text:p/>
            </draw:path>
            <draw:path draw:style-name="gr4" draw:text-style-name="P3" draw:layer="layout" svg:width="0.184cm" svg:height="0.174cm" svg:x="3.024cm" svg:y="4.792cm" svg:viewBox="0 0 185 175" svg:d="M99 6c-1-4-3-6-7-6-5 0-5 2-6 6-19 48-38 95-57 143-3 7-7 17-29 17 0 3 0 6 0 9 8 0 17-1 25-1 10 0 28 1 30 1 0-3 0-6 0-9-11 0-18-4-18-11 0-2 0-3 1-5 4-10 8-20 12-30 23 0 47 0 70 0 4 11 9 23 14 35 1 2 1 3 1 5 0 6-13 6-19 6 0 3 0 6 0 9 12 0 28-1 36-1 12 0 30 1 33 1 0-3 0-6 0-9-2 0-4 0-5 0-16 0-18-2-21-9-20-51-40-101-60-151zM85 31c11 27 21 53 32 80-21 0-42 0-63 0 10-27 21-53 31-80z">
              <text:p/>
            </draw:path>
            <draw:path draw:style-name="gr4" draw:text-style-name="P3" draw:layer="layout" svg:width="0.176cm" svg:height="0.165cm" svg:x="3.208cm" svg:y="4.801cm" svg:viewBox="0 0 177 166" svg:d="M172 0c-56 0-111 0-166 0-2 19-4 38-6 57 3 0 6 0 9 0 3-43 10-48 48-48 5 0 12 0 15 0 5 1 5 4 5 10 0 42 0 84 0 127 0 8 0 11-26 11-3 0-7 0-10 0 0 3 0 6 0 9 12-1 35-1 48-1s35 0 47 1c0-3 0-6 0-9-4 0-7 0-10 0-26 0-26-3-26-11 0-43 0-85 0-127 0-6 0-9 6-10 2 0 9 0 14 0 14 0 25 0 33 5 11 7 13 22 13 24 0 6 1 13 2 19 3 0 6 0 9 0-2-19-4-38-5-57z">
              <text:p/>
            </draw:path>
            <draw:path draw:style-name="gr4" draw:text-style-name="P3" draw:layer="layout" svg:width="0.119cm" svg:height="0.165cm" svg:x="3.023cm" svg:y="5.032cm" svg:viewBox="0 0 120 166" svg:d="M120 126c0-3 0-6 0-9-9 0-18 0-27 0 0-37 0-73 0-110 0-5 0-7-6-7-3 0-4 0-6 4-27 38-54 75-81 113 0 3 0 6 0 9 24 0 48 0 72 0 0 6 0 13 0 20 0 8 0 11-20 11-2 0-5 0-7 0 0 3 0 6 0 9 13-1 28-1 37-1s25 0 37 1c0-3 0-6 0-9-2 0-4 0-6 0-20 0-20-3-20-11 0-7 0-14 0-20 9 0 18 0 27 0zM74 27c0 30 0 60 0 90-22 0-43 0-65 0 22-30 43-60 65-90z">
              <text:p/>
            </draw:path>
          </draw:g>
        </draw:g>
        <draw:frame draw:style-name="gr1" draw:text-style-name="P1" draw:layer="layout" svg:width="0.861cm" svg:height="0.395cm" svg:x="4.202cm" svg:y="1.602cm">
          <draw:text-box>
            <text:p><text:span text:style-name="T1">state:</text:span></text:p>
          </draw:text-box>
        </draw:frame>
        <draw:g>
          <svg:title>TexMaths</svg:title>
          <svg:desc>10§display§s = (s_{-\ell+1}, \dots, s_{-2}, s_{-1}) \in \mathbb{B}^{\ell-1}§svg§600§TRUE§</svg:desc>
          <draw:g>
            <draw:path draw:style-name="gr4" draw:text-style-name="P3" draw:layer="layout" svg:width="0.129cm" svg:height="0.158cm" svg:x="5.273cm" svg:y="1.758cm" svg:viewBox="0 0 130 159" svg:d="M119 24c-9 0-17 8-17 16 0 5 3 10 11 10 7 0 17-6 17-20 0-16-16-30-42-30-47 0-60 36-60 51 0 28 26 33 37 35 18 3 36 7 36 27 0 9-8 38-50 38-5 0-32 0-40-18 13 1 22-9 22-19 0-8-6-12-13-12-9 0-20 7-20 23 0 20 20 34 50 34 57 0 71-43 71-58 0-13-7-22-11-26-9-10-19-12-35-15-13-3-27-5-27-21 0-10 9-31 40-31 9 0 26 2 31 16z">
              <text:p/>
            </draw:path>
            <draw:path draw:style-name="gr4" draw:text-style-name="P3" draw:layer="layout" svg:width="0.233cm" svg:height="0.081cm" svg:x="5.537cm" svg:y="1.78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08cm" svg:height="0.349cm" svg:x="5.923cm" svg:y="1.65cm" svg:viewBox="0 0 81 350" svg:d="M81 346c0-1 0-1-6-7-43-45-55-111-55-164 0-61 14-122 57-166 4-4 4-5 4-6 0-2-1-3-3-3-4 0-35 24-56 68-18 39-22 78-22 107 0 28 4 69 23 109 21 43 51 66 55 66 2 0 3-1 3-4z">
              <text:p/>
            </draw:path>
            <draw:path draw:style-name="gr4" draw:text-style-name="P3" draw:layer="layout" svg:width="0.128cm" svg:height="0.158cm" svg:x="6.043cm" svg:y="1.758cm" svg:viewBox="0 0 129 159" svg:d="M119 24c-10 0-17 8-17 16 0 5 3 10 11 10s16-6 16-20c0-16-15-30-41-30-47 0-60 36-60 51 0 28 26 33 36 35 19 3 37 7 37 27 0 9-8 38-50 38-5 0-32 0-40-18 13 1 22-9 22-19 0-8-6-12-13-12-9 0-20 7-20 23 0 20 20 34 50 34 57 0 71-43 71-58 0-13-7-22-11-26-9-10-20-12-35-15-13-3-27-5-27-21 0-10 9-31 40-31 8 0 26 2 31 16z">
              <text:p/>
            </draw:path>
            <draw:path draw:style-name="gr4" draw:text-style-name="P3" draw:layer="layout" svg:width="0.165cm" svg:height="0.011cm" svg:x="6.216cm" svg:y="1.897cm" svg:viewBox="0 0 166 12" svg:d="M156 12c4 0 10 0 10-6s-5-6-10-6c-49 0-97 0-146 0-4 0-10 0-10 6s6 6 10 6c49 0 97 0 146 0z">
              <text:p/>
            </draw:path>
            <draw:path draw:style-name="gr4" draw:text-style-name="P3" draw:layer="layout" svg:width="0.101cm" svg:height="0.175cm" svg:x="6.415cm" svg:y="1.793cm" svg:viewBox="0 0 102 176" svg:d="M23 139c3 16 11 37 32 37 8 0 17-4 25-9 5-3 17-12 17-15 0-1-1-4-4-4-1 0-1 0-5 3-11 10-22 18-33 18-17 0-17-29-17-34 0-3 0-3 1-8 0-2 0-3 3-6 14-12 60-57 60-100 0-4 0-21-16-21-21 0-37 31-41 39-11 21-16 41-19 53-4 17-4 25-4 37-2 2-16 14-18 16-4 4-4 4-4 6 0 1 2 4 4 4s8-6 10-8c3-3 6-6 9-8zM41 111c5-25 24-104 45-104 5 0 8 4 8 12 0 3 0 25-21 55-12 18-26 31-32 37z">
              <text:p/>
            </draw:path>
            <draw:path draw:style-name="gr4" draw:text-style-name="P3" draw:layer="layout" svg:width="0.18cm" svg:height="0.18cm" svg:x="6.544cm" svg:y="1.813cm" svg:viewBox="0 0 181 181" svg:d="M97 96c25 0 50 0 75 0 3 0 9 0 9-6s-6-6-9-6c-25 0-50 0-75 0 0-25 0-50 0-75 0-3 0-9-6-9s-6 5-6 9c0 25 0 50 0 75-25 0-51 0-76 0-3 0-9 0-9 6s6 6 9 6c25 0 51 0 76 0 0 25 0 50 0 76 0 3 0 9 5 9 7 0 7-6 7-9 0-26 0-51 0-76z">
              <text:p/>
            </draw:path>
            <draw:path draw:style-name="gr4" draw:text-style-name="P3" draw:layer="layout" svg:width="0.089cm" svg:height="0.162cm" svg:x="6.769cm" svg:y="1.802cm" svg:viewBox="0 0 90 163" svg:d="M56 6c0-6-1-6-8-6-15 15-38 15-48 15 0 3 0 6 0 9 6 0 22 0 36-7 0 42 0 84 0 126 0 8 0 11-25 11-3 0-6 0-9 0 0 3 0 6 0 9 4-1 35-1 44-1 7 0 38 0 44 1 0-3 0-6 0-9-3 0-7 0-10 0-24 0-24-3-24-11 0-46 0-91 0-137z">
              <text:p/>
            </draw:path>
            <draw:path draw:style-name="gr4" draw:text-style-name="P3" draw:layer="layout" svg:width="0.04cm" svg:height="0.104cm" svg:x="6.93cm" svg:y="1.875cm" svg:viewBox="0 0 41 105" svg:d="M41 37c0-23-8-37-22-37-12 0-19 9-19 18 0 10 7 19 19 19 4 0 9-1 12-5 1 0 1-1 2-1 0 2 1 1 1 6 0 26-13 47-24 58-4 4-4 5-4 6 0 2 2 4 3 4 4 0 32-27 32-68z">
              <text:p/>
            </draw:path>
            <draw:path draw:style-name="gr4" draw:text-style-name="P3" draw:layer="layout" svg:width="0.037cm" svg:height="0.036cm" svg:x="7.086cm" svg:y="1.875cm" svg:viewBox="0 0 38 37" svg:d="M38 18c0-10-9-18-19-18s-19 7-19 18c0 10 9 19 19 19s19-8 19-19z">
              <text:p/>
            </draw:path>
            <draw:path draw:style-name="gr4" draw:text-style-name="P3" draw:layer="layout" svg:width="0.036cm" svg:height="0.036cm" svg:x="7.243cm" svg:y="1.875cm" svg:viewBox="0 0 37 37" svg:d="M37 18c0-10-9-18-19-18s-18 7-18 18c0 10 8 19 18 19s19-8 19-19z">
              <text:p/>
            </draw:path>
            <draw:path draw:style-name="gr4" draw:text-style-name="P3" draw:layer="layout" svg:width="0.036cm" svg:height="0.036cm" svg:x="7.399cm" svg:y="1.875cm" svg:viewBox="0 0 37 37" svg:d="M37 18c0-10-9-18-19-18-11 0-18 7-18 18 0 10 7 19 18 19 10 0 19-8 19-19z">
              <text:p/>
            </draw:path>
            <draw:path draw:style-name="gr4" draw:text-style-name="P3" draw:layer="layout" svg:width="0.04cm" svg:height="0.104cm" svg:x="7.555cm" svg:y="1.875cm" svg:viewBox="0 0 41 105" svg:d="M41 37c0-23-9-37-22-37-12 0-19 9-19 18 0 10 7 19 19 19 4 0 8-1 12-5 1 0 1-1 2-1 0 2 0 1 0 6 0 26-12 47-24 58-3 4-3 5-3 6 0 2 1 4 3 4 4 0 32-27 32-68z">
              <text:p/>
            </draw:path>
            <draw:path draw:style-name="gr4" draw:text-style-name="P3" draw:layer="layout" svg:width="0.128cm" svg:height="0.158cm" svg:x="7.699cm" svg:y="1.758cm" svg:viewBox="0 0 129 159" svg:d="M119 24c-10 0-17 8-17 16 0 5 3 10 11 10 7 0 16-6 16-20 0-16-15-30-41-30-47 0-60 36-60 51 0 28 26 33 36 35 19 3 37 7 37 27 0 9-8 38-50 38-5 0-32 0-40-18 13 1 22-9 22-19 0-8-6-12-13-12-9 0-20 7-20 23 0 20 20 34 50 34 57 0 71-43 71-58 0-13-7-22-11-26-9-10-20-12-35-15-13-3-27-5-27-21 0-10 9-31 40-31 8 0 26 2 31 16z">
              <text:p/>
            </draw:path>
            <draw:path draw:style-name="gr4" draw:text-style-name="P3" draw:layer="layout" svg:width="0.165cm" svg:height="0.011cm" svg:x="7.871cm" svg:y="1.897cm" svg:viewBox="0 0 166 12" svg:d="M157 12c3 0 9 0 9-6s-5-6-9-6c-49 0-98 0-147 0-4 0-10 0-10 6s6 6 10 6c49 0 98 0 147 0z">
              <text:p/>
            </draw:path>
            <draw:path draw:style-name="gr4" draw:text-style-name="P3" draw:layer="layout" svg:width="0.107cm" svg:height="0.162cm" svg:x="8.08cm" svg:y="1.802cm" svg:viewBox="0 0 108 163" svg:d="M108 118c-3 0-5 0-8 0-1 5-3 20-6 22-2 2-21 2-25 2-15 0-30 0-45 0 26-23 34-30 49-41 18-15 35-30 35-54 0-29-26-47-57-47s-51 21-51 44c0 12 10 13 13 13 6 0 13-4 13-13 0-4-2-13-15-13 8-17 25-23 36-23 25 0 38 20 38 39 0 22-16 39-24 48-20 19-39 38-59 58-2 2-2 3-2 10 34 0 67 0 101 0 2-15 5-30 7-45z">
              <text:p/>
            </draw:path>
            <draw:path draw:style-name="gr4" draw:text-style-name="P3" draw:layer="layout" svg:width="0.04cm" svg:height="0.104cm" svg:x="8.252cm" svg:y="1.875cm" svg:viewBox="0 0 41 105" svg:d="M41 37c0-23-9-37-22-37-12 0-19 9-19 18 0 10 7 19 19 19 4 0 8-1 12-5 1 0 1-1 2-1 0 2 0 1 0 6 0 26-12 46-24 58-4 3-3 5-3 6 0 2 1 4 3 4 4 0 32-27 32-68z">
              <text:p/>
            </draw:path>
            <draw:path draw:style-name="gr4" draw:text-style-name="P3" draw:layer="layout" svg:width="0.129cm" svg:height="0.158cm" svg:x="8.396cm" svg:y="1.758cm" svg:viewBox="0 0 130 159" svg:d="M119 24c-10 0-17 8-17 16 0 5 3 10 11 10 7 0 17-6 17-20 0-16-16-30-42-30-47 0-60 36-60 51 0 28 26 33 37 35 18 3 36 7 36 27 0 9-8 38-50 38-5 0-32 0-40-18 13 1 22-9 22-19 0-8-6-12-13-12-9 0-20 7-20 23 0 20 20 34 50 34 57 0 71-43 71-58 0-13-7-22-11-26-9-10-19-12-35-15-13-3-27-5-27-21 0-10 9-31 40-31 8 0 26 2 31 16z">
              <text:p/>
            </draw:path>
            <draw:path draw:style-name="gr4" draw:text-style-name="P3" draw:layer="layout" svg:width="0.165cm" svg:height="0.011cm" svg:x="8.569cm" svg:y="1.897cm" svg:viewBox="0 0 166 12" svg:d="M157 12c4 0 9 0 9-6s-5-6-9-6c-49 0-98 0-147 0-4 0-10 0-10 6s6 6 10 6c49 0 98 0 147 0z">
              <text:p/>
            </draw:path>
            <draw:path draw:style-name="gr4" draw:text-style-name="P3" draw:layer="layout" svg:width="0.089cm" svg:height="0.162cm" svg:x="8.789cm" svg:y="1.802cm" svg:viewBox="0 0 90 163" svg:d="M56 6c0-6-1-6-8-6-15 15-38 15-48 15 0 3 0 6 0 9 6 0 22 0 36-7 0 42 0 84 0 126 0 8 0 11-25 11-3 0-6 0-9 0 0 3 0 6 0 9 4-1 34-1 44-1 7 0 38 0 44 1 0-3 0-6 0-9-3 0-7 0-10 0-24 0-24-3-24-11 0-46 0-91 0-137z">
              <text:p/>
            </draw:path>
            <draw:path draw:style-name="gr4" draw:text-style-name="P3" draw:layer="layout" svg:width="0.08cm" svg:height="0.349cm" svg:x="8.94cm" svg:y="1.65cm" svg:viewBox="0 0 81 350" svg:d="M81 175c0-27-3-70-23-109-21-43-51-66-55-66-2 0-3 1-3 3 0 1 0 2 7 8 34 35 54 91 54 164 0 59-13 121-57 165-4 5-4 5-4 6 0 2 1 4 3 4 4 0 36-24 56-69 18-38 22-76 22-106z">
              <text:p/>
            </draw:path>
            <draw:path draw:style-name="gr4" draw:text-style-name="P3" draw:layer="layout" svg:width="0.175cm" svg:height="0.202cm" svg:x="9.183cm" svg:y="1.724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4" draw:text-style-name="P3" draw:layer="layout" svg:width="0.214cm" svg:height="0.238cm" svg:x="9.489cm" svg:y="1.673cm" svg:viewBox="0 0 215 239" svg:d="M46 32c0-5 0-14-3-20 13 0 25 0 38 0-4 6-4 13-4 18 0 60 0 120 0 180 0 5 0 11 4 17-13 0-25 0-38 0 3-7 3-14 3-19 0-59 0-118 0-176zM142 105c11-11 14-29 14-44 0-24-8-39-16-48 25 3 50 12 50 47 0 22-25 40-48 45zM89 31c0-7 0-11 5-15 1-1 7-4 15-4 16 0 35 12 35 49 0 39-20 48-55 49 0-27 0-53 0-79zM163 111c19-10 39-27 39-51 0-49-41-60-83-60-36 0-71 0-107 0-6 0-12 0-12 6s6 6 12 6c21 0 22 3 22 20 0 58 0 116 0 175 0 17-2 20-24 20-4 0-10 0-10 6s6 6 12 6c35 0 69 0 104 0 44 0 99-17 99-65 0-36-27-56-52-63zM89 209c0-29 0-58 0-87 28 0 40 0 51 8 14 10 15 33 15 44 0 14-1 53-45 53-21 0-21-12-21-18zM152 223c13-14 15-33 15-49 0-24-5-42-19-54 32 6 55 24 55 54 0 27-21 42-51 49z">
              <text:p/>
            </draw:path>
            <draw:path draw:style-name="gr4" draw:text-style-name="P3" draw:layer="layout" svg:width="0.101cm" svg:height="0.175cm" svg:x="9.726cm" svg:y="1.595cm" svg:viewBox="0 0 102 176" svg:d="M23 139c3 16 11 37 32 37 8 0 17-3 26-9 4-2 17-11 17-14 0-2-2-5-4-5s-2 0-6 4c-10 9-22 17-33 17-17 0-17-29-17-33 0-3 0-4 1-9 0-2 0-2 3-5 14-13 60-58 60-100 0-4 0-22-16-22-20 0-37 32-41 39-11 21-16 41-19 54-4 16-4 25-4 37-1 1-15 14-18 16-4 3-4 4-4 5 0 2 2 4 4 4s8-6 10-7c3-3 6-6 9-9zM41 111c5-25 24-104 45-104 5 0 8 4 8 13 0 3 0 25-21 55-12 18-26 31-32 36z">
              <text:p/>
            </draw:path>
            <draw:path draw:style-name="gr4" draw:text-style-name="P3" draw:layer="layout" svg:width="0.166cm" svg:height="0.011cm" svg:x="9.864cm" svg:y="1.701cm" svg:viewBox="0 0 167 12" svg:d="M157 12c4 0 10 0 10-6s-6-6-10-6c-49 0-98 0-147 0-4 0-10 0-10 5 0 7 6 7 10 7 49 0 98 0 147 0z">
              <text:p/>
            </draw:path>
            <draw:path draw:style-name="gr4" draw:text-style-name="P3" draw:layer="layout" svg:width="0.089cm" svg:height="0.162cm" svg:x="10.084cm" svg:y="1.605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</draw:g>
        </draw:g>
        <draw:frame draw:style-name="gr1" draw:text-style-name="P1" draw:layer="layout" svg:width="0.548cm" svg:height="0.395cm" svg:x="17.101cm" svg:y="1.801cm">
          <draw:text-box>
            <text:p><text:span text:style-name="T1">RL:</text:span></text:p>
          </draw:text-box>
        </draw:frame>
        <draw:frame draw:style-name="gr1" draw:text-style-name="P1" draw:layer="layout" svg:width="0.527cm" svg:height="0.395cm" svg:x="17.101cm" svg:y="2.202cm">
          <draw:text-box>
            <text:p><text:span text:style-name="T1">LB:</text:span></text:p>
          </draw:text-box>
        </draw:frame>
        <draw:g>
          <svg:title>TexMaths</svg:title>
          <svg:desc>10§display§\rho§svg§600§TRUE§</svg:desc>
          <draw:g>
            <draw:path draw:style-name="gr4" draw:text-style-name="P3" draw:layer="layout" svg:width="0.164cm" svg:height="0.23cm" svg:x="17.893cm" svg:y="1.902cm" svg:viewBox="0 0 165 231" svg:d="M1 216c-1 4-1 3-1 5 0 6 4 10 10 10 7 0 11-7 12-8 2-3 13-50 22-88 7 14 19 24 35 24 41 0 86-49 86-102 0-37-23-57-49-57-34 0-70 35-81 78-11 46-23 92-34 138zM79 151c-25 0-30-28-30-31 0-1 1-8 2-13 10-39 14-52 21-66 15-25 33-33 44-33 13 0 24 10 24 34 0 20-10 59-20 76-11 22-28 33-41 33z">
              <text:p/>
            </draw:path>
          </draw:g>
        </draw:g>
        <draw:g>
          <svg:title>TexMaths</svg:title>
          <svg:desc>10§display§(\ell, \delta)§svg§600§TRUE§</svg:desc>
          <draw:g>
            <draw:path draw:style-name="gr4" draw:text-style-name="P3" draw:layer="layout" svg:width="0.08cm" svg:height="0.348cm" svg:x="17.882cm" svg:y="2.23cm" svg:viewBox="0 0 81 349" svg:d="M81 345c0-1 0-1-6-7-43-44-55-110-55-163 0-61 14-122 57-166 4-4 4-4 4-6s-1-3-3-3c-4 0-35 24-56 68-18 39-22 78-22 107 0 26 4 69 23 108 21 43 51 66 55 66 2 0 3-1 3-4z">
              <text:p/>
            </draw:path>
            <draw:path draw:style-name="gr4" draw:text-style-name="P3" draw:layer="layout" svg:width="0.135cm" svg:height="0.249cm" svg:x="17.988cm" svg:y="2.246cm" svg:viewBox="0 0 136 250" svg:d="M1 211c0 1-1 2-1 3 0 2 2 5 4 5s3-1 13-11c2-2 9-9 12-12 4 28 14 54 39 54 15 0 27-8 34-14 5-3 22-17 22-20 0-1-1-4-5-4-1 0-1 0-4 3-23 22-36 27-46 27-16 0-21-18-21-46 0-2 0-18 2-19 0-1 0-2 7-8 29-29 79-88 79-142 0-6 0-27-21-27-29 0-55 57-59 66-17 38-28 79-28 119-9 9-18 18-27 26zM51 163c1-4 16-82 36-123 10-19 17-33 28-33 12 0 12 13 12 19 0 58-59 119-76 137z">
              <text:p/>
            </draw:path>
            <draw:path draw:style-name="gr4" draw:text-style-name="P3" draw:layer="layout" svg:width="0.04cm" svg:height="0.104cm" svg:x="18.16cm" svg:y="2.454cm" svg:viewBox="0 0 41 105" svg:d="M41 37c0-23-8-37-22-37-12 0-19 9-19 19 0 9 7 19 19 19 4 0 9-2 12-5 1-1 1-1 2-1 0 2 1 0 1 5 0 26-13 47-24 59-4 3-4 4-4 5 0 3 2 4 3 4 4 0 32-27 32-68z">
              <text:p/>
            </draw:path>
            <draw:path draw:style-name="gr4" draw:text-style-name="P3" draw:layer="layout" svg:width="0.143cm" svg:height="0.251cm" svg:x="18.3cm" svg:y="2.244cm" svg:viewBox="0 0 144 252" svg:d="M78 96c-44 10-78 56-78 97 0 33 22 59 55 59 41 0 71-55 71-103 0-31-14-49-26-65-13-15-34-42-34-57 0-8 7-16 20-16 10 0 17 4 25 9 7 4 14 9 19 9 9 0 14-8 14-14 0-8-6-9-18-11-19-4-24-4-29-4-28 0-40 15-40 36 0 19 10 38 21 60zM82 103c9 16 19 35 19 60 0 23-13 81-46 81-19 0-33-15-33-41 0-22 13-87 60-100z">
              <text:p/>
            </draw:path>
            <draw:path draw:style-name="gr4" draw:text-style-name="P3" draw:layer="layout" svg:width="0.08cm" svg:height="0.348cm" svg:x="18.475cm" svg:y="2.23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>
          <svg:title>TexMaths</svg:title>
          <svg:desc>10§display§(\ell \!\geq\! \delta)§svg§600§TRUE§</svg:desc>
          <draw:g>
            <draw:path draw:style-name="gr4" draw:text-style-name="P3" draw:layer="layout" svg:width="0.08cm" svg:height="0.348cm" svg:x="18.909cm" svg:y="2.218cm" svg:viewBox="0 0 81 349" svg:d="M81 345c0-1 0-1-6-7-43-44-55-110-55-163 0-61 14-122 57-166 4-4 4-4 4-6s-1-3-3-3c-4 0-35 24-56 68-18 39-22 78-22 107 0 26 4 69 23 108 21 43 51 66 55 66 2 0 3-1 3-4z">
              <text:p/>
            </draw:path>
            <draw:path draw:style-name="gr4" draw:text-style-name="P3" draw:layer="layout" svg:width="0.135cm" svg:height="0.249cm" svg:x="19.015cm" svg:y="2.234cm" svg:viewBox="0 0 136 250" svg:d="M1 211c0 1-1 2-1 3 0 2 2 5 4 5s3-1 12-11c3-2 10-9 13-12 4 28 14 54 39 54 15 0 27-8 34-14 5-3 22-17 22-20 0-1-1-4-5-4-1 0-1 0-4 3-23 22-36 27-46 27-16 0-21-18-21-46 0-2 0-18 2-19 0-1 0-2 7-8 29-29 79-88 79-142 0-6 0-27-21-27-29 0-55 57-59 66-17 38-28 79-28 119-9 9-18 18-27 26zM51 163c1-4 16-82 36-123 10-19 17-33 28-33 12 0 12 13 12 19 0 58-59 119-76 137z">
              <text:p/>
            </draw:path>
            <draw:path draw:style-name="gr4" draw:text-style-name="P3" draw:layer="layout" svg:width="0.214cm" svg:height="0.268cm" svg:x="19.225cm" svg:y="2.258cm" svg:viewBox="0 0 215 269" svg:d="M208 109c5-2 7-4 7-8 0-3-2-5-7-8-65-31-129-61-194-91-5-2-6-2-7-2-4 0-7 3-7 7s3 6 7 8c61 29 123 57 184 86-61 28-122 57-183 85-7 4-8 6-8 9s3 7 7 7c1 0 2 0 7-3 65-30 129-60 194-90zM202 269c6 0 13 0 13-7s-8-7-13-7c-63 0-126 0-189 0-5 0-13 0-13 7s7 7 13 7c63 0 126 0 189 0z">
              <text:p/>
            </draw:path>
            <draw:path draw:style-name="gr4" draw:text-style-name="P3" draw:layer="layout" svg:width="0.143cm" svg:height="0.251cm" svg:x="19.522cm" svg:y="2.232cm" svg:viewBox="0 0 144 252" svg:d="M78 96c-44 10-78 56-78 97 0 33 22 59 55 59 41 0 71-55 71-103 0-31-14-49-26-65-13-15-34-42-34-57 0-8 7-16 20-16 10 0 17 4 25 9 7 4 14 9 19 9 9 0 14-8 14-14 0-8-6-9-18-11-19-4-24-4-29-4-28 0-40 15-40 36 0 19 10 38 21 60zM82 103c9 16 19 35 19 60 0 23-13 81-46 81-19 0-33-15-33-41 0-22 13-87 60-100z">
              <text:p/>
            </draw:path>
            <draw:path draw:style-name="gr4" draw:text-style-name="P3" draw:layer="layout" svg:width="0.08cm" svg:height="0.348cm" svg:x="19.697cm" svg:y="2.218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4-11-24T08:05:38.554427782</meta:creation-date>
    <dc:date>2024-12-18T08:50:29.901388375</dc:date>
    <meta:editing-duration>PT1H54M6S</meta:editing-duration>
    <meta:editing-cycles>12</meta:editing-cycles>
    <meta:generator>LibreOffice/7.2.6.2$MacOSX_AARCH64 LibreOffice_project/b0ec3a565991f7569a5a7f5d24fed7f52653d754</meta:generator>
    <meta:document-statistic meta:object-count="74"/>
  </office:meta>
</office:document-meta>
</file>